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18b" officeooo:paragraph-rsid="001f018b"/>
    </style:style>
    <style:style style:name="P2" style:family="paragraph" style:parent-style-name="Standard">
      <style:text-properties officeooo:rsid="001fb598" officeooo:paragraph-rsid="001fb598"/>
    </style:style>
    <style:style style:name="P3" style:family="paragraph" style:parent-style-name="Standard">
      <style:text-properties officeooo:rsid="002609ab" officeooo:paragraph-rsid="002609ab"/>
    </style:style>
    <style:style style:name="P4" style:family="paragraph" style:parent-style-name="Standard">
      <style:text-properties officeooo:rsid="00288d39" officeooo:paragraph-rsid="00288d39"/>
    </style:style>
    <style:style style:name="P5" style:family="paragraph" style:parent-style-name="Standard">
      <style:text-properties officeooo:rsid="002d5273" officeooo:paragraph-rsid="002d5273"/>
    </style:style>
    <style:style style:name="P6" style:family="paragraph" style:parent-style-name="Standard">
      <style:text-properties officeooo:rsid="0031024e" officeooo:paragraph-rsid="0031024e"/>
    </style:style>
    <style:style style:name="P7" style:family="paragraph" style:parent-style-name="Standard">
      <style:text-properties officeooo:rsid="0037d884" officeooo:paragraph-rsid="0031024e"/>
    </style:style>
    <style:style style:name="P8" style:family="paragraph" style:parent-style-name="Text_20_body">
      <style:text-properties officeooo:rsid="002add61" officeooo:paragraph-rsid="002add61"/>
    </style:style>
    <style:style style:name="P9" style:family="paragraph" style:parent-style-name="Text_20_body">
      <style:text-properties officeooo:rsid="002c550d" officeooo:paragraph-rsid="002c550d"/>
    </style:style>
    <style:style style:name="P10" style:family="paragraph" style:parent-style-name="Text_20_body">
      <style:text-properties officeooo:rsid="0031ae1f" officeooo:paragraph-rsid="0031ae1f"/>
    </style:style>
    <style:style style:name="P11" style:family="paragraph" style:parent-style-name="Text_20_body">
      <style:text-properties officeooo:rsid="00339625" officeooo:paragraph-rsid="00339625"/>
    </style:style>
    <style:style style:name="P12" style:family="paragraph" style:parent-style-name="Text_20_body">
      <style:paragraph-properties fo:line-height="100%"/>
      <style:text-properties officeooo:rsid="00339625" officeooo:paragraph-rsid="00339625"/>
    </style:style>
    <style:style style:name="P13" style:family="paragraph" style:parent-style-name="Standard">
      <style:text-properties officeooo:rsid="0031024e" officeooo:paragraph-rsid="0031ae1f"/>
    </style:style>
    <style:style style:name="P14" style:family="paragraph" style:parent-style-name="Standard" style:list-style-name="L2">
      <style:text-properties officeooo:rsid="0031024e" officeooo:paragraph-rsid="003d29a2"/>
    </style:style>
    <style:style style:name="P15" style:family="paragraph" style:parent-style-name="Standard" style:list-style-name="L2">
      <style:text-properties officeooo:paragraph-rsid="003d29a2"/>
    </style:style>
    <style:style style:name="P16" style:family="paragraph" style:parent-style-name="Standard" style:list-style-name="L2">
      <style:text-properties officeooo:rsid="003c570b" officeooo:paragraph-rsid="0031ae1f"/>
    </style:style>
    <style:style style:name="P17" style:family="paragraph" style:parent-style-name="Standard" style:list-style-name="L2">
      <style:text-properties officeooo:rsid="003c570b" officeooo:paragraph-rsid="003d29a2"/>
    </style:style>
    <style:style style:name="P18" style:family="paragraph" style:parent-style-name="Standard" style:list-style-name="L2">
      <style:text-properties officeooo:rsid="0031ae1f" officeooo:paragraph-rsid="003d29a2"/>
    </style:style>
    <style:style style:name="P19" style:family="paragraph" style:parent-style-name="Standard" style:list-style-name="L2">
      <style:text-properties officeooo:rsid="003538fb" officeooo:paragraph-rsid="003d29a2"/>
    </style:style>
    <style:style style:name="P20" style:family="paragraph" style:parent-style-name="Standard" style:list-style-name="L2">
      <style:text-properties officeooo:rsid="0037d884" officeooo:paragraph-rsid="003d29a2"/>
    </style:style>
    <style:style style:name="P21" style:family="paragraph" style:parent-style-name="Standard" style:list-style-name="L2">
      <style:text-properties officeooo:rsid="0035849d" officeooo:paragraph-rsid="003d29a2"/>
    </style:style>
    <style:style style:name="P22" style:family="paragraph" style:parent-style-name="Standard" style:list-style-name="L2">
      <style:text-properties officeooo:rsid="00375a3d" officeooo:paragraph-rsid="003d29a2"/>
    </style:style>
    <style:style style:name="P23" style:family="paragraph" style:parent-style-name="Standard" style:list-style-name="L2">
      <style:text-properties officeooo:rsid="003d29a2" officeooo:paragraph-rsid="003d29a2"/>
    </style:style>
    <style:style style:name="P24" style:family="paragraph" style:parent-style-name="Standard" style:list-style-name="L2">
      <style:text-properties style:font-name="Liberation Serif" officeooo:rsid="003d9cd9" officeooo:paragraph-rsid="003d9cd9"/>
    </style:style>
    <style:style style:name="P25" style:family="paragraph" style:parent-style-name="Standard" style:list-style-name="L2">
      <style:text-properties style:font-name="Liberation Serif" officeooo:rsid="003f3ed9" officeooo:paragraph-rsid="003f3ed9"/>
    </style:style>
    <style:style style:name="P26" style:family="paragraph" style:parent-style-name="Standard" style:list-style-name="L2">
      <style:text-properties style:font-name="Liberation Serif" officeooo:rsid="0040e91c" officeooo:paragraph-rsid="0040e91c"/>
    </style:style>
    <style:style style:name="P27" style:family="paragraph" style:parent-style-name="Standard" style:list-style-name="L2">
      <style:text-properties style:font-name="Liberation Serif" officeooo:rsid="004110bd" officeooo:paragraph-rsid="004110bd"/>
    </style:style>
    <style:style style:name="P28" style:family="paragraph" style:parent-style-name="Standard" style:list-style-name="L2">
      <style:text-properties style:font-name="Liberation Serif" officeooo:rsid="004223cb" officeooo:paragraph-rsid="004223cb"/>
    </style:style>
    <style:style style:name="P29" style:family="paragraph" style:parent-style-name="Standard" style:list-style-name="L2">
      <style:text-properties style:font-name="Liberation Serif" officeooo:rsid="0043760d" officeooo:paragraph-rsid="0043760d"/>
    </style:style>
    <style:style style:name="P30" style:family="paragraph" style:parent-style-name="Standard" style:list-style-name="L2">
      <style:text-properties style:font-name="Liberation Serif" officeooo:rsid="0043e0d9" officeooo:paragraph-rsid="0043e0d9"/>
    </style:style>
    <style:style style:name="P31" style:family="paragraph" style:parent-style-name="Standard" style:list-style-name="L2">
      <style:text-properties style:font-name="Liberation Serif" officeooo:rsid="0044c991" officeooo:paragraph-rsid="0044c991"/>
    </style:style>
    <style:style style:name="P32" style:family="paragraph" style:parent-style-name="Standard" style:list-style-name="L2">
      <style:text-properties officeooo:rsid="0040e91c" officeooo:paragraph-rsid="0040e91c"/>
    </style:style>
    <style:style style:name="P33" style:family="paragraph" style:parent-style-name="Text_20_body" style:list-style-name="L1">
      <style:paragraph-properties fo:line-height="100%"/>
      <style:text-properties officeooo:rsid="00339625" officeooo:paragraph-rsid="00339625"/>
    </style:style>
    <style:style style:name="P34" style:family="paragraph" style:parent-style-name="Text_20_body" style:list-style-name="L1">
      <style:paragraph-properties fo:line-height="100%"/>
      <style:text-properties officeooo:rsid="003538fb" officeooo:paragraph-rsid="003538fb"/>
    </style:style>
    <style:style style:name="P35" style:family="paragraph" style:parent-style-name="Heading_20_1">
      <style:text-properties officeooo:rsid="001fb598" officeooo:paragraph-rsid="001fb598"/>
    </style:style>
    <style:style style:name="P36" style:family="paragraph" style:parent-style-name="Heading_20_2">
      <style:text-properties officeooo:rsid="002add61" officeooo:paragraph-rsid="002add61"/>
    </style:style>
    <style:style style:name="P37" style:family="paragraph" style:parent-style-name="Heading_20_2">
      <style:text-properties officeooo:rsid="00288d39"/>
    </style:style>
    <style:style style:name="T1" style:family="text">
      <style:text-properties officeooo:rsid="002609ab"/>
    </style:style>
    <style:style style:name="T2" style:family="text">
      <style:text-properties officeooo:rsid="00272e9c"/>
    </style:style>
    <style:style style:name="T3" style:family="text">
      <style:text-properties officeooo:rsid="00288d39"/>
    </style:style>
    <style:style style:name="T4" style:family="text">
      <style:text-properties officeooo:rsid="002f0892"/>
    </style:style>
    <style:style style:name="T5" style:family="text">
      <style:text-properties officeooo:rsid="0031ae1f"/>
    </style:style>
    <style:style style:name="T6" style:family="text">
      <style:text-properties officeooo:rsid="00339625"/>
    </style:style>
    <style:style style:name="T7" style:family="text">
      <style:text-properties officeooo:rsid="003538fb"/>
    </style:style>
    <style:style style:name="T8" style:family="text">
      <style:text-properties officeooo:rsid="0035849d"/>
    </style:style>
    <style:style style:name="T9" style:family="text">
      <style:text-properties officeooo:rsid="003668fb"/>
    </style:style>
    <style:style style:name="T10" style:family="text">
      <style:text-properties officeooo:rsid="0037d884"/>
    </style:style>
    <style:style style:name="T11" style:family="text">
      <style:text-properties style:font-name="FreeMono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39124f"/>
    </style:style>
    <style:style style:name="T14" style:family="text">
      <style:text-properties style:font-name="Liberation Serif" officeooo:rsid="0039fc70"/>
    </style:style>
    <style:style style:name="T15" style:family="text">
      <style:text-properties style:font-name="Liberation Serif" officeooo:rsid="003b2494"/>
    </style:style>
    <style:style style:name="T16" style:family="text">
      <style:text-properties style:font-name="Liberation Serif" officeooo:rsid="003d9cd9"/>
    </style:style>
    <style:style style:name="T17" style:family="text">
      <style:text-properties style:font-name="Liberation Serif" officeooo:rsid="00375a3d"/>
    </style:style>
    <style:style style:name="T18" style:family="text">
      <style:text-properties style:font-name="Liberation Serif" officeooo:rsid="004110bd"/>
    </style:style>
    <style:style style:name="T19" style:family="text">
      <style:text-properties style:font-name="Liberation Serif" officeooo:rsid="0043e0d9"/>
    </style:style>
    <style:style style:name="T20" style:family="text">
      <style:text-properties officeooo:rsid="003c570b"/>
    </style:style>
    <style:style style:name="T21" style:family="text">
      <style:text-properties officeooo:rsid="003d29a2"/>
    </style:style>
    <style:style style:name="T22" style:family="text">
      <style:text-properties officeooo:rsid="0043760d"/>
    </style:style>
    <style:style style:name="T23" style:family="text">
      <style:text-properties officeooo:rsid="0043e0d9"/>
    </style:style>
    <style:style style:name="T24" style:family="text">
      <style:text-properties officeooo:rsid="0044c991"/>
    </style:style>
    <style:style style:name="T25" style:family="text">
      <style:text-properties officeooo:rsid="00472f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DocuWeb Cheat Sheet</text:h>
      <text:h text:style-name="P36" text:outline-level="2">General</text:h>
      <text:p text:style-name="P8">Site configuration: /site_configs/site.config.php</text:p>
      <text:p text:style-name="P8">PHP Class Code - <text:span text:style-name="T3">/php_classes</text:span></text:p>
      <text:p text:style-name="P8">File Directory assignment: /lib_shared/arrays/fileDirs.php</text:p>
      <text:p text:style-name="P9">$fsFullData locally is “markethub.local/DocuWeb”</text:p>
      <text:p text:style-name="P10">Root directory: <text:span text:style-name="T6">&lt;server&gt;/DocuWeb</text:span></text:p>
      <text:p text:style-name="P12">Main Design Areas</text:p>
      <text:list xml:id="list6226642886852110687" text:style-name="L1">
        <text:list-item>
          <text:p text:style-name="P33">Old, original files: <text:s/>/plugins/web2print</text:p>
        </text:list-item>
        <text:list-item>
          <text:p text:style-name="P33">PHP Classes: /<text:span text:style-name="T7">php_classes</text:span></text:p>
        </text:list-item>
        <text:list-item>
          <text:p text:style-name="P34">Newer, MVC area: /app</text:p>
        </text:list-item>
      </text:list>
      <text:p text:style-name="P11">user_gateway table - security_level = 6</text:p>
      <text:p text:style-name="P11"><text:tab/>- gives symbol to switch clients for user</text:p>
      <text:h text:style-name="Heading_20_2" text:outline-level="2">Client Site</text:h>
      <text:p text:style-name="P1"/>
      <text:p text:style-name="P4">Login - /plugins/web2print/login.php</text:p>
      <text:p text:style-name="P1"/>
      <text:p text:style-name="P1">Home Page - /plugins/web2print/index_main.php</text:p>
      <text:p text:style-name="P1"><text:span text:style-name="T4">→ Calls </text:span>/<text:span text:style-name="T1">plugins/web2print/fbx_Switch.php</text:span></text:p>
      <text:p text:style-name="P1">→<text:span text:style-name="T4"> Redirects to <text:s/>/plugins/web2print/index.php on home page</text:span></text:p>
      <text:p text:style-name="P1"/>
      <text:p text:style-name="P13">index.php</text:p>
      <text:list xml:id="list6835755253048862101" text:style-name="L2">
        <text:list-item>
          <text:p text:style-name="P16">Include /plugins/web2print/aHeader2.inc.php</text:p>
          <text:list>
            <text:list-item>
              <text:p text:style-name="P14">Require /client.config.php</text:p>
              <text:list>
                <text:list-item>
                  <text:p text:style-name="P18"><text:span text:style-name="T6">R</text:span>equires /system.<text:span text:style-name="T7">config.php</text:span></text:p>
                </text:list-item>
                <text:list-item>
                  <text:p text:style-name="P14">creates $userObject, $clientObject <text:span text:style-name="T5">based on $_SESSION vars userkey and clientkey</text:span></text:p>
                </text:list-item>
              </text:list>
            </text:list-item>
            <text:list-item>
              <text:p text:style-name="P19">Require /<text:span text:style-name="T9">client/</text:span>avs_library/layout_template.inc.<text:span text:style-name="T23">php</text:span></text:p>
              <text:list>
                <text:list-item>
                  <text:p text:style-name="P19">Include /avs_libary/layout_array.inc.php</text:p>
                  <text:list>
                    <text:list-item>
                      <text:p text:style-name="P20">Build array of all client options (client lists, personal settings, tasks, etc)</text:p>
                    </text:list-item>
                  </text:list>
                </text:list-item>
                <text:list-item>
                  <text:p text:style-name="P19">Begin writing &lt;head&gt; section of home page</text:p>
                </text:list-item>
                <text:list-item>
                  <text:p text:style-name="P19">Call HTML\<text:span text:style-name="T8">compose_favicon_tags() Namespace/function in /apps/helpers/html_helper.php</text:span></text:p>
                </text:list-item>
                <text:list-item>
                  <text:p text:style-name="P19">Includes several javascript and css files</text:p>
                </text:list-item>
                <text:list-item>
                  <text:p text:style-name="P21">Finish &lt;/head&gt; and begin &lt;body&gt;, write &lt;mainSiteDiv&gt; div with alignment (normally centered)</text:p>
                </text:list-item>
              </text:list>
            </text:list-item>
            <text:list-item>
              <text:p text:style-name="P19">Require /client_toolbar.php</text:p>
              <text:list>
                <text:list-item>
                  <text:p text:style-name="P21">Require /global.inc.php, which does require_once on /client.config.php again</text:p>
                </text:list-item>
                <text:list-item>
                  <text:p text:style-name="P21">Require once /avs_library/browser_detect.php and <text:soft-page-break/>/<text:span text:style-name="T9">client/</text:span>avs_libary/layout_template.inc.php (<text:span text:style-name="T21">required </text:span>again, for use of the functions within layout_template.inc.php)</text:p>
                </text:list-item>
                <text:list-item>
                  <text:p text:style-name="P22">Some email verification code</text:p>
                </text:list-item>
                <text:list-item>
                  <text:p text:style-name="P22">Require /client/toolbar_ini<text:span text:style-name="T20">t</text:span>.inc.php</text:p>
                  <text:list>
                    <text:list-item>
                      <text:p text:style-name="P22">Require /client/avs_library/functions_sitemap.inc.php <text:span text:style-name="T10">= has find_level_modules function and getUsersColorSettings($userkey)</text:span></text:p>
                    </text:list-item>
                    <text:list-item>
                      <text:p text:style-name="P22">Sets user and company names to display in client toolbar</text:p>
                    </text:list-item>
                    <text:list-item>
                      <text:p text:style-name="P20">Require /client/avs_libary/layout_color_finder.inc.php - Gets background color settings</text:p>
                    </text:list-item>
                  </text:list>
                </text:list-item>
                <text:list-item>
                  <text:p text:style-name="P15">Require files specific to $_SESSION['clientkey'] setting – <text:span text:style-name="T11">require_once(FileDirs::value('base_file_dir')."/toolbars_client/{$_SESSION['clientkey']}.php"); </text:span><text:span text:style-name="T13">For Docustar, </text:span><text:span text:style-name="T14">Inc</text:span><text:span text:style-name="T13"> client, it </text:span><text:span text:style-name="T15">would be </text:span><text:span text:style-name="T13"><text:s/>/toolbars_client/</text:span><text:span text:style-name="T14">1.php. <text:s/></text:span><text:span text:style-name="T15">However 1.php doesn't exist. So then check the “siteLayoutVersion” property of the client class (the site_layout_version field in the client table). <text:s/>For client id of 1, the value is 2. <text:s/>Since it is 2, use /toolbars_client/v2-default.php</text:span></text:p>
                </text:list-item>
                <text:list-item>
                  <text:p text:style-name="P17"><text:span text:style-name="T15">D</text:span><text:span text:style-name="T12">efine other constants – layout spacing, padding, alignment, etc</text:span></text:p>
                </text:list-item>
              </text:list>
            </text:list-item>
          </text:list>
        </text:list-item>
        <text:list-item>
          <text:p text:style-name="P23"><text:span text:style-name="T12">Run getProductDirectoryType() function from /</text:span><text:span text:style-name="T19">plugins/web2print</text:span><text:span text:style-name="T12">/functions_issues.php. <text:s/>Returns value of product_directory_type field in the Clients table. <text:s/>Values are either “</text:span><text:span text:style-name="T16">NLC” (Non-linear Category List) or Standard. <text:s/></text:span><text:span text:style-name="T18">NLC includes the top drop-down menu, Standard does not.</text:span><text:span text:style-name="T16"> <text:s/>If NLC, include /plugins/web2print/dspNonLinearCategoryList.php.</text:span></text:p>
          <text:list>
            <text:list-item>
              <text:p text:style-name="P24">DspNonLinearCategoryList – makes top-level horizontal menu</text:p>
            </text:list-item>
          </text:list>
        </text:list-item>
        <text:list-item>
          <text:p text:style-name="P25">Run displayRndSideBarTemplate_1_3 from /client/avs_library/layout_template.inc.php</text:p>
          <text:list>
            <text:list-item>
              <text:p text:style-name="P29">Begins body table below below top-level dropdown buttons, begins left nav &lt;td&gt;</text:p>
            </text:list-item>
          </text:list>
        </text:list-item>
        <text:list-item>
          <text:p text:style-name="P25">Include /plugins/web2print/side_bar.php</text:p>
          <text:list>
            <text:list-item>
              <text:p text:style-name="P32"><text:span text:style-name="T12">Require </text:span><text:span text:style-name="T17">/client/avs_library/functions_sitemap.inc.php </text:span><text:span text:style-name="T12">again,</text:span><text:span text:style-name="T17"> </text:span><text:span text:style-name="T12">and /plugins/web2print/functions_issues.inc.php</text:span></text:p>
            </text:list-item>
            <text:list-item>
              <text:p text:style-name="P26">Run displayIndexPanel() from functions_issues.inc.php.</text:p>
              <text:list>
                <text:list-item>
                  <text:p text:style-name="P27">Require /client_customizations/menus/&lt;clientid&gt;.php. <text:s/>Like above, 1.php doesn't exist, so load /client_customizations/menus/default_v2.php</text:p>
                  <text:list>
                    <text:list-item>
                      <text:p text:style-name="P28">default_v2.php – Makes left navigato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Run displaySideBarTemplate_2_3() from /client/avs_library/layout_template.inc.php </text:p>
          <text:list>
            <text:list-item>
              <text:p text:style-name="P29">Closes left nav &lt;/td&gt;, begins main body &lt;td&gt;</text:p>
            </text:list-item>
          </text:list>
        </text:list-item>
        <text:list-item>
          <text:p text:style-name="P28">Include /<text:span text:style-name="T22">plugins/web2print/start_page.php</text:span></text:p>
          <text:list>
            <text:list-item>
              <text:p text:style-name="P30">Run displayRoundTblHead_1_2() from functions_issues.inc.php to begin body table</text:p>
            </text:list-item>
            <text:list-item>
              <text:p text:style-name="P30">Run displayCurrentlyKittingBanner also from functions_issues</text:p>
            </text:list-item>
            <text:list-item>
              <text:p text:style-name="P30">Require /<text:span text:style-name="T24">homepages_client/&lt;clientid&gt;.php. <text:s/>1.php doesn't exist; use /homepages_client/v2-default.php for Docustar, Inc.</text:span></text:p>
            </text:list-item>
            <text:list-item>
              <text:p text:style-name="P31">include .php files from the /plugins/web2print/panels directory</text:p>
            </text:list-item>
            <text:list-item>
              <text:p text:style-name="P31">Run displayRoundTblFoot_1_2 from layout_template.inc.php</text:p>
            </text:list-item>
          </text:list>
        </text:list-item>
        <text:list-item>
          <text:p text:style-name="P31">Run displaySideBarTemplate_3_3 from layout_template.inc.php. <text:s/>Closes out body &lt;/td&gt;, closes table, closes main div</text:p>
        </text:list-item>
        <text:list-item>
          <text:p text:style-name="P31">Include /<text:span text:style-name="T25">client/</text:span>avs_library/footer.inc.php </text:p>
        </text:list-item>
      </text:list>
      <text:p text:style-name="P7"/>
      <text:p text:style-name="P6"/>
      <text:p text:style-name="P1"/>
      <text:p text:style-name="P1"/>
      <text:p text:style-name="P5">Client Layout Template</text:p>
      <text:p text:style-name="P5">/client/avs_library/layout_template.inc.php</text:p>
      <text:p text:style-name="P1"><text:soft-page-break/></text:p>
      <text:p text:style-name="P3">Left Navigator / Buttons</text:p>
      <text:p text:style-name="P3">/client_customizations/menus/</text:p>
      <text:p text:style-name="P3"/>
      <text:p text:style-name="P3">Header and Footer</text:p>
      <text:p text:style-name="P3">/toolbars_client/</text:p>
      <text:p text:style-name="P3"/>
      <text:p text:style-name="P3">Top dropdown buttons <text:span text:style-name="T2">config, some logic</text:span></text:p>
      <text:p text:style-name="P3">/<text:span text:style-name="T2">plugins/web2print/dspNonLinearCategoryList.php</text:span></text:p>
      <text:p text:style-name="P3"/>
      <text:h text:style-name="Heading_20_2" text:outline-level="2">Gateway Site</text:h>
      <text:p text:style-name="P1"/>
      <text:p text:style-name="P2">/<text:span text:style-name="T3">gateway/index.php</text:span></text:p>
      <text:p text:style-name="P2"/>
      <text:h text:style-name="P3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4:45:38.310884568</meta:creation-date>
    <meta:editing-duration>P1DT47M13S</meta:editing-duration>
    <meta:editing-cycles>10</meta:editing-cycles>
    <meta:generator>LibreOffice/4.3.3.2$Linux_X86_64 LibreOffice_project/430m0$Build-2</meta:generator>
    <dc:date>2015-04-21T17:23:47.213635779</dc:date>
    <meta:document-statistic meta:table-count="0" meta:image-count="0" meta:object-count="0" meta:page-count="3" meta:paragraph-count="69" meta:word-count="458" meta:character-count="4333" meta:non-whitespace-character-count="3967"/>
  </office:meta>
</office:document-meta>
</file>